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fdf35" officeooo:paragraph-rsid="003fdf35"/>
    </style:style>
    <style:style style:name="P10" style:family="paragraph" style:parent-style-name="Table_20_Contents">
      <style:text-properties officeooo:rsid="0040e8f8" officeooo:paragraph-rsid="0040e8f8"/>
    </style:style>
    <style:style style:name="P11" style:family="paragraph" style:parent-style-name="Text_20_body">
      <style:text-properties officeooo:rsid="00375713" officeooo:paragraph-rsid="00375713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3" style:family="paragraph" style:parent-style-name="Heading_20_1">
      <style:text-properties officeooo:rsid="00232790" officeooo:paragraph-rsid="00232790"/>
    </style:style>
    <style:style style:name="P14" style:family="paragraph" style:parent-style-name="Heading_20_1">
      <style:text-properties officeooo:rsid="0030b1ae" officeooo:paragraph-rsid="0030b1ae"/>
    </style:style>
    <style:style style:name="P15" style:family="paragraph" style:parent-style-name="Heading_20_1">
      <style:text-properties officeooo:rsid="0034dd1e" officeooo:paragraph-rsid="0034dd1e"/>
    </style:style>
    <style:style style:name="P16" style:family="paragraph" style:parent-style-name="Heading_20_2">
      <style:text-properties officeooo:rsid="001ff859" officeooo:paragraph-rsid="0030b1ae"/>
    </style:style>
    <style:style style:name="P17" style:family="paragraph" style:parent-style-name="Heading_20_2">
      <style:text-properties officeooo:rsid="00397584" officeooo:paragraph-rsid="00397584"/>
    </style:style>
    <style:style style:name="P18" style:family="paragraph" style:parent-style-name="Heading_20_2">
      <style:text-properties officeooo:rsid="003bd655" officeooo:paragraph-rsid="003bd655"/>
    </style:style>
    <style:style style:name="P19" style:family="paragraph" style:parent-style-name="Text_20_body" style:list-style-name="L1">
      <style:text-properties officeooo:rsid="001ff859" officeooo:paragraph-rsid="001ff859"/>
    </style:style>
    <style:style style:name="P20" style:family="paragraph" style:parent-style-name="Text_20_body" style:list-style-name="L1">
      <style:text-properties officeooo:rsid="001ff859" officeooo:paragraph-rsid="00283548"/>
    </style:style>
    <style:style style:name="P21" style:family="paragraph" style:parent-style-name="Text_20_body" style:list-style-name="L1">
      <style:text-properties officeooo:rsid="00232790" officeooo:paragraph-rsid="00283548"/>
    </style:style>
    <style:style style:name="P22" style:family="paragraph" style:parent-style-name="Text_20_body" style:list-style-name="L2">
      <style:text-properties officeooo:rsid="00232790" officeooo:paragraph-rsid="00283548"/>
    </style:style>
    <style:style style:name="P23" style:family="paragraph" style:parent-style-name="Text_20_body" style:list-style-name="L2">
      <style:text-properties officeooo:rsid="00232790" officeooo:paragraph-rsid="00287323"/>
    </style:style>
    <style:style style:name="P24" style:family="paragraph" style:parent-style-name="Text_20_body" style:list-style-name="L2">
      <style:text-properties officeooo:rsid="00232790" officeooo:paragraph-rsid="002d6681"/>
    </style:style>
    <style:style style:name="P25" style:family="paragraph" style:parent-style-name="Text_20_body" style:list-style-name="L3">
      <style:text-properties officeooo:rsid="002e78a9" officeooo:paragraph-rsid="002f0870"/>
    </style:style>
    <style:style style:name="P26" style:family="paragraph" style:parent-style-name="Text_20_body" style:list-style-name="L4">
      <style:text-properties officeooo:rsid="0032fc04" officeooo:paragraph-rsid="0032fc04"/>
    </style:style>
    <style:style style:name="P27" style:family="paragraph" style:parent-style-name="Text_20_body" style:list-style-name="L5">
      <style:text-properties officeooo:rsid="0039847f" officeooo:paragraph-rsid="0043b5e5"/>
    </style:style>
    <style:style style:name="P28" style:family="paragraph" style:parent-style-name="Text_20_body" style:list-style-name="L5">
      <style:text-properties officeooo:rsid="00422543" officeooo:paragraph-rsid="00422543"/>
    </style:style>
    <style:style style:name="P29" style:family="paragraph" style:parent-style-name="Text_20_body" style:list-style-name="L5">
      <style:text-properties officeooo:rsid="0042e70f" officeooo:paragraph-rsid="0042e70f"/>
    </style:style>
    <style:style style:name="P30" style:family="paragraph" style:parent-style-name="Text_20_body" style:list-style-name="L6">
      <style:text-properties officeooo:rsid="004507dd" officeooo:paragraph-rsid="004507dd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13" text:outline-level="1">Notes</text:h>
      <text:h text:style-name="P16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19">Get all videos from a channel ✅</text:p>
        </text:list-item>
        <text:list-item>
          <text:p text:style-name="P20">Get all captured videos captioned:✅</text:p>
          <text:list>
            <text:list-item>
              <text:p text:style-name="P21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2"><text:s/>Gets a youtube video object.<text:span text:style-name="T2">✅</text:span></text:p>
                </text:list-item>
                <text:list-item>
                  <text:p text:style-name="P23"><text:s/>Retrieves relative info <text:span text:style-name="T3">and store as dict </text:span><text:span text:style-name="T2">✅</text:span></text:p>
                </text:list-item>
                <text:list-item>
                  <text:p text:style-name="P23">convert to data frame<text:span text:style-name="T2">✅</text:span></text:p>
                </text:list-item>
                <text:list-item>
                  <text:p text:style-name="P24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25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14" text:outline-level="1">28/07 : <text:span text:style-name="T7">ETL</text:span></text:h>
      <text:h text:style-name="Heading_20_2" text:outline-level="2">To do:</text:h>
      <text:list text:style-name="L4">
        <text:list-item>
          <text:p text:style-name="P26">Transform metrics video<text:span text:style-name="T2">✅</text:span></text:p>
        </text:list-item>
        <text:list-item>
          <text:p text:style-name="P26">Transform metrics captions<text:span text:style-name="T2">✅</text:span></text:p>
        </text:list-item>
        <text:list-item>
          <text:p text:style-name="P26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soft-page-break/><text:span text:style-name="T8">30,</text:span><text:span text:style-name="T9">1</text:span>/07: NLP</text:h>
      <text:h text:style-name="Heading_20_2" text:outline-level="2">Progress Comment</text:h>
      <text:p text:style-name="P12">01/07</text:p>
      <text:p text:style-name="P11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1"/>
      <text:h text:style-name="P17" text:outline-level="2">To Do:</text:h>
      <text:list xml:id="list1786613263" text:style-name="L5">
        <text:list-item>
          <text:p text:style-name="P27">Create technique list<text:span text:style-name="T2">✅</text:span></text:p>
        </text:list-item>
        <text:list-item>
          <text:p text:style-name="P28"><text:s/>Intra-Channel:</text:p>
          <text:list>
            <text:list-item>
              <text:p text:style-name="P28">Sentiment Analysis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0"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</text:list-item>
              </text:list>
            </text:list-item>
          </text:list>
        </text:list-item>
      </text:list>
      <text:list xml:id="list192821149206545" text:continue-list="list1786613263" text:style-name="L5">
        <text:list-item>
          <text:list>
            <text:list-item>
              <text:p text:style-name="P28">Named Entity Recognition</text:p>
            </text:list-item>
            <text:list-item>
              <text:p text:style-name="P28">Text Summary</text:p>
            </text:list-item>
          </text:list>
        </text:list-item>
        <text:list-item>
          <text:p text:style-name="P28">Inter-Channel TBD</text:p>
          <text:list>
            <text:list-item>
              <text:p text:style-name="P29">Sentiment comparison between two videos</text:p>
            </text:list-item>
            <text:list-item>
              <text:p text:style-name="P29"/>
            </text:list-item>
          </text:list>
        </text:list-item>
      </text:list>
      <text:h text:style-name="P18" text:outline-level="2"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8">Text Summary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</text:p>
          </table:table-cell>
          <table:table-cell table:style-name="Table1.A2" office:value-type="string">
            <text:p text:style-name="P10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</text:p>
          </table:table-cell>
          <table:table-cell table:style-name="Table1.A2" office:value-type="string">
            <text:p text:style-name="P9">Chat PDF</text:p>
            <text:p text:style-name="P9">GPT</text:p>
            <text:p text:style-name="P9">https://<text:soft-page-break/>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h text:style-name="Heading_20_1" text:outline-level="1"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1T19:28:20.769000000</dc:date>
    <meta:editing-duration>PT9H4M7S</meta:editing-duration>
    <meta:editing-cycles>39</meta:editing-cycles>
    <meta:generator>LibreOffice/7.4.3.2$Windows_X86_64 LibreOffice_project/1048a8393ae2eeec98dff31b5c133c5f1d08b890</meta:generator>
    <meta:document-statistic meta:table-count="1" meta:image-count="0" meta:object-count="0" meta:page-count="3" meta:paragraph-count="55" meta:word-count="329" meta:character-count="1955" meta:non-whitespace-character-count="1694"/>
  </office:meta>
</office:document-meta>
</file>